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.518cm" fo:min-width="1.34cm"/>
      <style:paragraph-properties style:writing-mode="lr-tb"/>
    </style:style>
    <style:style style:name="gr2" style:family="graphic" style:parent-style-name="standard">
      <style:graphic-properties svg:stroke-color="#00a933" draw:fill-color="#ffffff" draw:textarea-horizontal-align="justify" draw:textarea-vertical-align="middle" draw:auto-grow-height="false" fo:min-height="1.518cm" fo:min-width="1.34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18cm" fo:min-width="1.34cm"/>
      <style:paragraph-properties style:writing-mode="lr-tb"/>
    </style:style>
    <style:style style:name="gr4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  <style:paragraph-properties style:writing-mode="lr-tb"/>
    </style:style>
    <style:style style:name="gr7" style:family="graphic" style:parent-style-name="standard">
      <style:graphic-properties svg:stroke-color="#729fcf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svg:stroke-color="#729fcf" draw:textarea-horizontal-align="justify" draw:textarea-vertical-align="middle" draw:auto-grow-height="false" fo:min-height="0cm" fo:min-width="0cm"/>
      <style:paragraph-properties style:writing-mode="lr-tb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729fcf" draw:textarea-horizontal-align="justify" draw:textarea-vertical-align="middle" draw:auto-grow-height="false" fo:min-height="0.034cm" fo:min-width="0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6cm" style:use-optimal-column-width="false"/>
    </style:style>
    <style:style style:name="co3" style:family="table-column">
      <style:table-column-properties style:column-width="3.522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5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>
        <style:tab-stops/>
      </style:paragraph-properties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6cm" svg:height="2.5cm" svg:x="9cm" svg:y="3.7cm">
          <text:p text:style-name="P1">Marca</text:p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6cm" svg:height="2.5cm" svg:x="5.2cm" svg:y="8.4cm">
          <text:p text:style-name="P1">Marca</text:p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6cm" svg:height="2.5cm" svg:x="12.7cm" svg:y="8.4cm">
          <text:p text:style-name="P1">Marca</text:p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0cm -4.602cm" svg:x1="5.58cm" svg:y1="10.534cm" svg:x2="5.58cm" svg:y2="8.766cm" draw:start-shape="id1" draw:start-glue-point="7" draw:end-shape="id1" draw:end-glue-point="5" svg:d="M5580 10534c0 1302-1880 869-1880-883 0-1751 1880-2185 1880-885" svg:viewBox="0 0 1881 3280">
          <text:p text:style-name="P1"><text:s text:c="3"/><text:s text:c="3"/><text:s text:c="3"/><text:s text:c="3"/>0.5 <text:s text:c="3"/><text:s text:c="3"/><text:s text:c="3"/><text:s text:c="3"/><text:s text:c="3"/></text:p>
        </draw:connector>
        <draw:connector draw:style-name="gr5" draw:text-style-name="P3" draw:layer="layout" draw:type="curve" draw:line-skew="0cm 1.198cm" svg:x1="14.92cm" svg:y1="10.534cm" svg:x2="14.92cm" svg:y2="8.766cm" draw:start-shape="id2" draw:start-glue-point="9" draw:end-shape="id2" draw:end-glue-point="11" svg:d="M14920 10534c0 1302 2080 869 2080-883 0-1751-2080-2185-2080-885" svg:viewBox="0 0 2081 3280">
          <text:p text:style-name="P1"><text:s text:c="3"/>0.3</text:p>
        </draw:connector>
        <draw:connector draw:style-name="gr6" draw:text-style-name="P3" draw:layer="layout" draw:type="curve" draw:line-skew="-0.583cm" svg:x1="9.38cm" svg:y1="4.066cm" svg:x2="11.22cm" svg:y2="4.066cm" draw:start-shape="id3" draw:start-glue-point="5" draw:end-shape="id3" draw:end-glue-point="11" svg:d="M9380 4066c0-2175 1840-2175 1840 0" svg:viewBox="0 0 1841 1632">
          <text:p text:style-name="P1"/>
          <text:p text:style-name="P1"/>
          <text:p text:style-name="P1">0.6</text:p>
          <text:p text:style-name="P1"/>
          <text:p text:style-name="P1"/>
          <text:p text:style-name="P1"/>
        </draw:connector>
        <draw:connector draw:style-name="gr6" draw:text-style-name="P3" draw:layer="layout" draw:type="curve" svg:x1="9cm" svg:y1="4.95cm" svg:x2="6.5cm" svg:y2="8.4cm" draw:start-shape="id3" draw:start-glue-point="6" draw:end-shape="id1" draw:end-glue-point="4" svg:d="M9000 4950c-1667 0-2500 1150-2500 3450" svg:viewBox="0 0 2501 3451">
          <text:p text:style-name="P1">0.3 <text:s text:c="3"/><text:s text:c="3"/><text:s text:c="3"/><text:s text:c="3"/><text:s text:c="3"/><text:s text:c="2"/></text:p>
        </draw:connector>
        <draw:connector draw:style-name="gr4" draw:text-style-name="P3" draw:layer="layout" draw:type="curve" draw:line-skew="1.19cm" svg:x1="7.42cm" svg:y1="8.766cm" svg:x2="9.38cm" svg:y2="5.834cm" draw:start-shape="id1" draw:start-glue-point="11" draw:end-shape="id3" draw:end-glue-point="7" svg:d="M7420 8766c0-412 1960 1053 1960-2932" svg:viewBox="0 0 1961 2933">
          <text:p text:style-name="P1">0.3</text:p>
        </draw:connector>
        <draw:connector draw:style-name="gr4" draw:text-style-name="P3" draw:layer="layout" draw:type="curve" svg:x1="7.8cm" svg:y1="9.65cm" svg:x2="12.7cm" svg:y2="9.65cm" draw:start-shape="id1" draw:start-glue-point="10" draw:end-shape="id2" draw:end-glue-point="6" svg:d="M7800 9650h4900" svg:viewBox="0 0 4901 1">
          <text:p text:style-name="P1">0.2</text:p>
          <text:p text:style-name="P1"/>
        </draw:connector>
        <draw:connector draw:style-name="gr5" draw:text-style-name="P3" draw:layer="layout" draw:type="curve" svg:x1="13.08cm" svg:y1="10.534cm" svg:x2="7.42cm" svg:y2="10.534cm" draw:start-shape="id2" draw:start-glue-point="7" draw:end-shape="id1" draw:end-glue-point="9" svg:d="M13080 10534c0 1302-5660 1302-5660 0" svg:viewBox="0 0 5661 978">
          <text:p text:style-name="P1">0.3</text:p>
        </draw:connector>
        <draw:connector draw:style-name="gr5" draw:text-style-name="P3" draw:layer="layout" draw:type="curve" draw:line-skew="1.149cm" svg:x1="13.08cm" svg:y1="8.766cm" svg:x2="11.22cm" svg:y2="5.834cm" draw:start-shape="id2" draw:start-glue-point="5" draw:end-shape="id3" draw:end-glue-point="9" svg:d="M13080 8766c0-474-1860 992-1860-2932" svg:viewBox="0 0 1861 2933">
          <text:p text:style-name="P1">0.4</text:p>
        </draw:connector>
        <draw:connector draw:style-name="gr6" draw:text-style-name="P3" draw:layer="layout" draw:type="curve" svg:x1="11.6cm" svg:y1="4.95cm" svg:x2="14cm" svg:y2="8.4cm" draw:start-shape="id3" draw:start-glue-point="10" draw:end-shape="id2" draw:end-glue-point="4" svg:d="M11600 4950c1600 0 2400 1150 2400 3450" svg:viewBox="0 0 2401 3451">
          <text:p text:style-name="P1"><text:s text:c="3"/><text:s text:c="3"/><text:s text:c="3"/><text:s text:c="3"/><text:s text:c="3"/><text:s text:c="3"/>0.1</text:p>
        </draw:connector>
        <draw:frame draw:style-name="standard" draw:layer="layout" svg:width="14.098cm" svg:height="3.965cm" svg:x="3.156cm" svg:y="13.8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4">Marca A</text:p>
              </table:table-cell>
              <table:table-cell>
                <text:p text:style-name="P4">Marca B</text:p>
              </table:table-cell>
              <table:table-cell>
                <text:p text:style-name="P4">Marca C</text:p>
              </table:table-cell>
            </table:table-row>
            <table:table-row table:style-name="ro2" table:default-cell-style-name="ce1">
              <table:table-cell>
                <text:p text:style-name="P4">Marca A</text:p>
              </table:table-cell>
              <table:table-cell>
                <text:p text:style-name="P4">0.60</text:p>
              </table:table-cell>
              <table:table-cell>
                <text:p text:style-name="P4">0.30</text:p>
              </table:table-cell>
              <table:table-cell>
                <text:p text:style-name="P4">0.10</text:p>
              </table:table-cell>
            </table:table-row>
            <table:table-row table:style-name="ro1" table:default-cell-style-name="ce1">
              <table:table-cell>
                <text:p text:style-name="P4">Marca B</text:p>
              </table:table-cell>
              <table:table-cell>
                <text:p text:style-name="P4">0.30</text:p>
              </table:table-cell>
              <table:table-cell>
                <text:p text:style-name="P4">0.50</text:p>
              </table:table-cell>
              <table:table-cell>
                <text:p text:style-name="P4">0.20</text:p>
              </table:table-cell>
            </table:table-row>
            <table:table-row table:style-name="ro1" table:default-cell-style-name="ce1">
              <table:table-cell>
                <text:p text:style-name="P4">Marca C</text:p>
              </table:table-cell>
              <table:table-cell>
                <text:p text:style-name="P4">0.40</text:p>
              </table:table-cell>
              <table:table-cell>
                <text:p text:style-name="P4">0.30</text:p>
              </table:table-cell>
              <table:table-cell>
                <text:p text:style-name="P4">0.3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Predeterminado">
        <draw:g xml:id="id6" draw:id="id6">
          <draw:custom-shape draw:style-name="gr7" draw:text-style-name="P1" draw:layer="layout" svg:width="0.4cm" svg:height="0.4cm" svg:x="6.239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cm" svg:height="0.249cm" svg:x="6.399cm" svg:y="7.961cm">
            <text:p text:style-name="P1"/>
            <text:p text:style-name="P1"/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29cm" svg:height="0.234cm" svg:x="6.269cm" svg:y="8.208cm">
            <text:p/>
            <draw:enhanced-geometry svg:viewBox="0 0 21600 21600" draw:glue-points="?f6 0 10800 ?f8 ?f11 10800 ?f9 21600 10800 ?f10 ?f5 10800" draw:text-areas="?f3 ?f3 ?f4 ?f4" draw:type="parallelogram" draw:modifiers="12369.23076923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229cm" svg:height="0.234cm" svg:x="6.401cm" svg:y="8.206cm">
            <text:p/>
            <draw:enhanced-geometry svg:viewBox="0 0 21600 21600" draw:glue-points="?f6 0 10800 ?f8 ?f11 10800 ?f9 21600 10800 ?f10 ?f5 10800" draw:text-areas="?f3 ?f3 ?f4 ?f4" draw:mirror-horizontal="true" draw:type="parallelogram" draw:modifiers="12369.23076923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331cm" svg:height="0.062cm" svg:x="6.28cm" svg:y="7.9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7" draw:text-style-name="P1" draw:layer="layout" svg:width="0.4cm" svg:height="0.4cm" svg:x="4.506cm" svg:y="6.0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1" draw:layer="layout" svg:width="0.4cm" svg:height="0.5cm" svg:x="4.504cm" svg:y="6.431cm">
            <text:p text:style-name="P1"><text:s text:c="5"/>1 <text:s text:c="9"/><text:s text:c="2"/>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331cm" svg:height="0.062cm" svg:x="4.539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0" draw:text-style-name="P1" draw:layer="layout" svg:width="0.4cm" svg:height="0.4cm" svg:x="6.087cm" svg:y="4.396cm">
            <text:p text:style-name="P1">2</text:p>
            <text:p text:style-name="P1"/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1cm" svg:height="0.249cm" svg:x="6.247cm" svg:y="4.79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29cm" svg:height="0.234cm" svg:x="6.117cm" svg:y="5.044cm">
            <text:p/>
            <draw:enhanced-geometry svg:viewBox="0 0 21600 21600" draw:glue-points="?f6 0 10800 ?f8 ?f11 10800 ?f9 21600 10800 ?f10 ?f5 10800" draw:text-areas="?f3 ?f3 ?f4 ?f4" draw:type="parallelogram" draw:modifiers="12369.23076923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229cm" svg:height="0.234cm" svg:x="6.249cm" svg:y="5.042cm">
            <text:p/>
            <draw:enhanced-geometry svg:viewBox="0 0 21600 21600" draw:glue-points="?f6 0 10800 ?f8 ?f11 10800 ?f9 21600 10800 ?f10 ?f5 10800" draw:text-areas="?f3 ?f3 ?f4 ?f4" draw:mirror-horizontal="true" draw:type="parallelogram" draw:modifiers="12369.23076923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331cm" svg:height="0.062cm" svg:x="6.128cm" svg:y="4.796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0" draw:text-style-name="P1" draw:layer="layout" svg:width="0.4cm" svg:height="0.4cm" svg:x="8.38cm" svg:y="4.412cm">
            <text:p text:style-name="P1">3</text:p>
            <text:p text:style-name="P1"/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5cm" svg:x="8.378cm" svg:y="4.7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331cm" svg:height="0.062cm" svg:x="8.413cm" svg:y="4.804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0" draw:text-style-name="P1" draw:layer="layout" svg:width="0.4cm" svg:height="0.4cm" svg:x="8.58cm" svg:y="7.576cm">
            <text:p text:style-name="P1"/>
            <text:p text:style-name="P1"/>
            <text:p text:style-name="P1"/>
            <text:p text:style-name="P1">5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1" draw:layer="layout" svg:width="0.4cm" svg:height="0.5cm" svg:x="8.578cm" svg:y="7.926cm">
            <text:p text:style-name="P1"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331cm" svg:height="0.062cm" svg:x="8.613cm" svg:y="7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7" draw:text-style-name="P1" draw:layer="layout" svg:width="0.4cm" svg:height="0.4cm" svg:x="9.963cm" svg:y="6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cm" svg:height="0.249cm" svg:x="10.123cm" svg:y="6.466cm">
            <text:p text:style-name="P1"><text:s text:c="6"/>4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229cm" svg:height="0.234cm" svg:x="9.993cm" svg:y="6.713cm">
            <text:p/>
            <draw:enhanced-geometry svg:viewBox="0 0 21600 21600" draw:glue-points="?f6 0 10800 ?f8 ?f11 10800 ?f9 21600 10800 ?f10 ?f5 10800" draw:text-areas="?f3 ?f3 ?f4 ?f4" draw:type="parallelogram" draw:modifiers="12369.23076923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229cm" svg:height="0.234cm" svg:x="10.125cm" svg:y="6.711cm">
            <text:p/>
            <draw:enhanced-geometry svg:viewBox="0 0 21600 21600" draw:glue-points="?f6 0 10800 ?f8 ?f11 10800 ?f9 21600 10800 ?f10 ?f5 10800" draw:text-areas="?f3 ?f3 ?f4 ?f4" draw:mirror-horizontal="true" draw:type="parallelogram" draw:modifiers="12369.230769230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331cm" svg:height="0.062cm" svg:x="10.004cm" svg:y="6.465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5" draw:layer="layout" draw:type="curve" svg:x1="4.705cm" svg:y1="6.081cm" svg:x2="6.087cm" svg:y2="4.837cm" draw:start-shape="id4" draw:start-glue-point="0" draw:end-shape="id5" svg:d="M4705 6081c0-830 460-1244 1382-1244" svg:viewBox="0 0 1383 1245">
          <text:p/>
        </draw:connector>
        <draw:connector draw:style-name="gr12" draw:text-style-name="P3" draw:layer="layout" draw:type="curve" svg:x1="6.239cm" svg:y1="8.001cm" svg:x2="4.705cm" svg:y2="6.931cm" draw:start-shape="id6" draw:start-glue-point="3" draw:end-shape="id4" draw:end-glue-point="2" svg:d="M6239 8001c-1023 0-1534-356-1534-1070" svg:viewBox="0 0 1535 1071">
          <text:p/>
        </draw:connector>
        <draw:connector draw:style-name="gr12" draw:text-style-name="P3" draw:layer="layout" draw:type="curve" svg:x1="8.578cm" svg:y1="8.001cm" svg:x2="6.639cm" svg:y2="8.001cm" draw:start-shape="id7" draw:start-glue-point="3" draw:end-shape="id6" draw:end-glue-point="1" svg:d="M8578 8001h-1939" svg:viewBox="0 0 1940 1">
          <text:p/>
        </draw:connector>
        <draw:connector draw:style-name="gr12" draw:text-style-name="P3" draw:layer="layout" draw:type="curve" svg:x1="10.163cm" svg:y1="6.947cm" svg:x2="8.98cm" svg:y2="8.001cm" draw:start-shape="id8" draw:start-glue-point="2" draw:end-shape="id7" draw:end-glue-point="1" svg:d="M10163 6947c0 703-394 1054-1183 1054" svg:viewBox="0 0 1184 1055">
          <text:p/>
        </draw:connector>
        <draw:connector draw:style-name="gr12" draw:text-style-name="P3" draw:layer="layout" draw:type="curve" svg:x1="8.78cm" svg:y1="4.837cm" svg:x2="10.163cm" svg:y2="6.065cm" draw:start-shape="id9" draw:start-glue-point="1" draw:end-shape="id8" draw:end-glue-point="0" svg:d="M8780 4837c922 0 1383 409 1383 1228" svg:viewBox="0 0 1384 1229">
          <text:p/>
        </draw:connector>
        <draw:connector draw:style-name="gr12" draw:text-style-name="P3" draw:layer="layout" draw:type="curve" svg:x1="4.906cm" svg:y1="6.506cm" svg:x2="6.439cm" svg:y2="7.56cm" draw:start-shape="id4" draw:end-shape="id6" draw:end-glue-point="0" svg:d="M4906 6506c1022 0 1533 351 1533 1054" svg:viewBox="0 0 1534 1055">
          <text:p/>
        </draw:connector>
        <draw:connector draw:style-name="gr12" draw:text-style-name="P3" draw:layer="layout" draw:type="curve" svg:x1="6.439cm" svg:y1="7.56cm" svg:x2="8.779cm" svg:y2="7.576cm" draw:start-shape="id6" draw:end-shape="id7" draw:end-glue-point="0" svg:d="M6439 7560c0-751 2340-759 2340 16" svg:viewBox="0 0 2341 581">
          <text:p/>
        </draw:connector>
        <draw:connector draw:style-name="gr12" draw:text-style-name="P3" draw:layer="layout" draw:type="curve" svg:x1="8.779cm" svg:y1="7.576cm" svg:x2="9.963cm" svg:y2="6.506cm" draw:start-shape="id7" draw:start-glue-point="0" draw:end-shape="id8" draw:end-glue-point="3" svg:d="M8779 7576c0-714 394-1070 1184-1070" svg:viewBox="0 0 1185 1071">
          <text:p/>
        </draw:connector>
        <draw:connector draw:style-name="gr12" draw:text-style-name="P3" draw:layer="layout" draw:type="curve" svg:x1="9.963cm" svg:y1="6.506cm" svg:x2="8.579cm" svg:y2="5.262cm" draw:start-shape="id8" draw:start-glue-point="3" draw:end-shape="id9" svg:d="M9963 6506c-923 0-1384-414-1384-1244" svg:viewBox="0 0 1385 1245">
          <text:p/>
        </draw:connector>
        <draw:connector draw:style-name="gr12" draw:text-style-name="P3" draw:layer="layout" draw:type="curve" svg:x1="6.287cm" svg:y1="5.278cm" svg:x2="4.906cm" svg:y2="6.506cm" draw:start-shape="id5" draw:start-glue-point="2" draw:end-shape="id4" svg:d="M6287 5278c0 819-460 1228-1381 1228" svg:viewBox="0 0 1382 1229">
          <text:p/>
        </draw:connector>
        <draw:connector draw:style-name="gr12" draw:text-style-name="P3" draw:layer="layout" draw:type="curve" svg:x1="6.487cm" svg:y1="4.837cm" svg:x2="8.378cm" svg:y2="4.837cm" draw:start-shape="id5" draw:start-glue-point="1" draw:end-shape="id9" draw:end-glue-point="3" svg:d="M6487 4837h1891" svg:viewBox="0 0 1892 1">
          <text:p/>
        </draw:connector>
        <draw:connector draw:style-name="gr12" draw:text-style-name="P3" draw:layer="layout" draw:type="curve" svg:x1="8.579cm" svg:y1="5.262cm" svg:x2="6.287cm" svg:y2="5.278cm" draw:start-shape="id9" draw:start-glue-point="2" draw:end-shape="id5" draw:end-glue-point="2" svg:d="M8579 5262c0 777-2292 769-2292 16" svg:viewBox="0 0 2293 58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8:03:14.688617926</meta:creation-date>
    <dc:date>2022-07-24T11:00:11.127076018</dc:date>
    <meta:editing-duration>PT24M14S</meta:editing-duration>
    <meta:editing-cycles>5</meta:editing-cycles>
    <meta:generator>LibreOffice/6.4.7.2$Linux_X86_64 LibreOffice_project/40$Build-2</meta:generator>
    <meta:document-statistic meta:object-count="55"/>
  </office:meta>
</office:document-meta>
</file>